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Verdana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Verdana"/>
    </style:style>
    <style:style style:name="P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Verdana"/>
    </style:style>
    <style:style style:name="P5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Verdan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ário para Identificação do Perfil do Participante do Teste de Usabilidade</text:p>
      <text:p text:style-name="P1">Sistema XYZ – versão 000</text:p>
      <text:p text:style-name="P2"/>
      <text:p text:style-name="P3">O objetivo deste questionário é colher informações sobre o perfil do participante do teste de usabilidade a ser realizado utilizando o protótipo do Sistema XYZ versao 000.</text:p>
      <text:p text:style-name="P3"/>
      <text:p text:style-name="P3">As informações fornecidas são vitais para o aprimoramento do sistema. Nas questões de marcar, favor circular a letra correspondente à resposta. A não ser que esteja indicado, deverá ser marcada somente uma resposta por questão.</text:p>
      <text:p text:style-name="P3"/>
      <text:p text:style-name="P3">Por favor, leia com atenção as questões a seguir e em caso de dúvida, solicite</text:p>
      <text:p text:style-name="P3">esclarecimento com o avaliador.</text:p>
      <text:p text:style-name="P3"/>
      <text:p text:style-name="P2">1) Informações Pessoais</text:p>
      <text:p text:style-name="P3"><text:tab/> <text:s text:c="3"/>1. Qual é a sua idade? ________ anos.</text:p>
      <text:p text:style-name="P3"><text:s text:c="4"/><text:tab/> <text:s text:c="3"/>2. Sexo: <text:s text:c="15"/>M. masculino. <text:s text:c="10"/>F. Feminino.</text:p>
      <text:p text:style-name="P3"/>
      <text:p text:style-name="P2">2) Informações Educacionais</text:p>
      <text:p text:style-name="P3"><text:s text:c="4"/><text:tab/><text:tab/>1. Qual é o seu grau de instrução?</text:p>
      <text:p text:style-name="P3"><text:s text:c="12"/><text:tab/><text:tab/>a. 2o grau incompleto</text:p>
      <text:p text:style-name="P3"><text:s text:c="12"/><text:tab/><text:tab/>b. 2o grau completo</text:p>
      <text:p text:style-name="P5"><text:s text:c="8"/>c. 3o grau incompleto</text:p>
      <text:p text:style-name="P5"><text:s text:c="8"/>d. 3o grau completo</text:p>
      <text:p text:style-name="P3"><text:s text:c="8"/>Escreva o nome do curso que está fazendo ou que completou de acordo com o grau assinalado acima: ____________________________________</text:p>
      <text:p text:style-name="P3"><text:s text:c="8"/></text:p>
      <text:p text:style-name="P2">3) Experiência Profissional</text:p>
      <text:p text:style-name="P4"><text:s text:c="4"/>1. Qual é a sua profissão? __________________________________</text:p>
      <text:p text:style-name="P4"><text:s text:c="4"/>2. Há quanto tempo se encontra nesta profissão?</text:p>
      <text:p text:style-name="P4"><text:s text:c="12"/>a. Menos de 1 ano</text:p>
      <text:p text:style-name="P4"><text:s text:c="12"/>b. Entre 1 ano a 2 anos</text:p>
      <text:p text:style-name="P4"><text:s text:c="12"/>c. Entre 2 anos a 4 anos</text:p>
      <text:p text:style-name="P4"><text:s text:c="12"/>d. Mais de 4 anos</text:p>
      <text:p text:style-name="P4"><text:s text:c="45"/></text:p>
      <text:p text:style-name="P2">4) Experiência Computacional</text:p>
      <text:p text:style-name="P4">1. Há quanto tempo você utiliza computador?</text:p>
      <text:p text:style-name="P4"><text:s text:c="6"/>a. Entre 1 ano a 2 anos</text:p>
      <text:p text:style-name="P4"><text:s text:c="6"/>b. Entre 2 anos a 3 anos</text:p>
      <text:p text:style-name="P4"><text:s text:c="6"/>c. Entre 3 anos a 4 anos</text:p>
      <text:p text:style-name="P4"><text:s text:c="6"/>d. Mais de 4 anos.</text:p>
      <text:p text:style-name="P4">2. Em que local você utiliza o computador? (Pode-se marcar mais de uma opção)</text:p>
      <text:p text:style-name="P4"><text:s text:c="6"/>a. Em casa</text:p>
      <text:p text:style-name="P4"><text:s text:c="6"/>b. No trabalho</text:p>
      <text:p text:style-name="P4"><text:s text:c="6"/>c. Na escola</text:p>
      <text:p text:style-name="P4"><text:s text:c="6"/>d. Outros, favor especificar: ________________________</text:p>
      <text:p text:style-name="P4">3. Em média, quantas horas por semana você utiliza o computador?</text:p>
      <text:p text:style-name="P4"><text:soft-page-break/><text:s text:c="6"/>a. Menos de 2 horas</text:p>
      <text:p text:style-name="P4"><text:s text:c="6"/>b. Entre 2 a 5 horas</text:p>
      <text:p text:style-name="P4"><text:s text:c="6"/>c. Entre 5 a 10 horas</text:p>
      <text:p text:style-name="P4"><text:s text:c="6"/>d. Mais de 10 horas</text:p>
      <text:p text:style-name="P4"/>
      <text:p text:style-name="P4">4. Quais ferramentas abaixo você utiliza em suas atividades diárias? (Pode-se</text:p>
      <text:p text:style-name="P4"><text:s text:c="3"/>marcar mais de uma opção)</text:p>
      <text:p text:style-name="P4"><text:s text:c="6"/>a. DOS <text:s text:c="11"/>e. Power Point</text:p>
      <text:p text:style-name="P4"><text:s text:c="6"/>b. Windows <text:s text:c="7"/>f. Access</text:p>
      <text:p text:style-name="P4"><text:s text:c="6"/>c. Word <text:s text:c="10"/>g. Corel Draw</text:p>
      <text:p text:style-name="P4"><text:s text:c="6"/>d. Excel <text:s text:c="9"/>h. Outros, favor especificar: __________________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briel Silva</meta:initial-creator>
    <meta:creation-date>2010-06-01T19:20:28</meta:creation-date>
    <dc:date>2010-06-01T20:18:58</dc:date>
    <dc:creator>Gabriel Silva</dc:creator>
    <meta:editing-duration>PT00H58M31S</meta:editing-duration>
    <meta:editing-cycles>4</meta:editing-cycles>
    <meta:generator>BrOffice.org/3.2$Linux OpenOffice.org_project/320m12$Build-9483</meta:generator>
    <meta:document-statistic meta:table-count="0" meta:image-count="0" meta:object-count="0" meta:page-count="2" meta:paragraph-count="47" meta:word-count="336" meta:character-count="2277"/>
  </office:meta>
</office:document-meta>
</file>